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yidaungsu1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7in" style:rel-column-width="55484*"/>
    </style:style>
    <style:style style:name="Table1.B" style:family="table-column">
      <style:table-column-properties style:column-width="1.2681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8.2681in" table:align="margins"/>
    </style:style>
    <style:style style:name="Table2.A" style:family="table-column">
      <style:table-column-properties style:column-width="8.268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8.2681in" table:align="margins"/>
    </style:style>
    <style:style style:name="Table3.A" style:family="table-column">
      <style:table-column-properties style:column-width="6.875in" style:rel-column-width="54493*"/>
    </style:style>
    <style:style style:name="Table3.B" style:family="table-column">
      <style:table-column-properties style:column-width="1.3931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8.2681in" table:align="margins"/>
    </style:style>
    <style:style style:name="Table4.A" style:family="table-column">
      <style:table-column-properties style:column-width="8.268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8.2681in" table:align="margins"/>
    </style:style>
    <style:style style:name="Table5.A" style:family="table-column">
      <style:table-column-properties style:column-width="2.0667in" style:rel-column-width="16383*"/>
    </style:style>
    <style:style style:name="Table5.B" style:family="table-column">
      <style:table-column-properties style:column-width="2.0674in" style:rel-column-width="16384*"/>
    </style:style>
    <style:style style:name="Table5.D" style:family="table-column">
      <style:table-column-properties style:column-width="2.0674in" style:rel-column-width="16385*"/>
    </style:style>
    <style:style style:name="Table5.A1" style:family="table-cell">
      <style:table-cell-properties fo:padding="0in" fo:border="none" style:writing-mode="page"/>
    </style:style>
    <style:style style:name="Table5.5" style:family="table-row">
      <style:table-row-properties style:min-row-height="0.4125in"/>
    </style:style>
    <style:style style:name="Table6" style:family="table">
      <style:table-properties style:width="8.2681in" table:align="margins"/>
    </style:style>
    <style:style style:name="Table6.A" style:family="table-column">
      <style:table-column-properties style:column-width="1.3778in" style:rel-column-width="10922*"/>
    </style:style>
    <style:style style:name="Table6.F" style:family="table-column">
      <style:table-column-properties style:column-width="1.3785in" style:rel-column-width="10925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8.2681in" table:align="margins"/>
    </style:style>
    <style:style style:name="Table7.A" style:family="table-column">
      <style:table-column-properties style:column-width="2.0833in" style:rel-column-width="16513*"/>
    </style:style>
    <style:style style:name="Table7.B" style:family="table-column">
      <style:table-column-properties style:column-width="2.3542in" style:rel-column-width="18659*"/>
    </style:style>
    <style:style style:name="Table7.C" style:family="table-column">
      <style:table-column-properties style:column-width="0.1875in" style:rel-column-width="1486*"/>
    </style:style>
    <style:style style:name="Table7.D" style:family="table-column">
      <style:table-column-properties style:column-width="3.6431in" style:rel-column-width="28877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8.2681in" table:align="margins"/>
    </style:style>
    <style:style style:name="Table8.A" style:family="table-column">
      <style:table-column-properties style:column-width="8.2681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cd85c9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cd85c9" style:font-size-asian="8pt" style:font-style-asian="normal" style:font-weight-asian="normal" style:text-emphasize="non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cd85c9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cd85c9" style:font-size-asian="8pt" style:font-style-asian="normal" style:font-weight-asian="normal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cd85c9" style:font-size-asian="8pt" style:font-style-asian="normal" style:font-weight-asian="normal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officeooo:paragraph-rsid="00cd85c9" style:font-size-asian="8pt" style:font-style-asian="normal" style:font-weight-asian="bold" style:text-emphasize="none"/>
    </style:style>
    <style:style style:name="P1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style:font-size-asian="8pt" style:font-style-asian="normal" style:font-weight-asian="bold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Table_20_Contents">
      <style:text-properties officeooo:paragraph-rsid="00cd85c9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cd85c9" style:font-size-asian="8pt" style:font-style-asian="normal" style:font-weight-asian="normal" style:text-emphasize="none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cd85c9" style:font-size-asian="9pt" style:font-style-asian="normal" style:font-weight-asian="normal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Pyidaungsu Numbers" fo:font-size="8pt" fo:font-style="normal" fo:text-shadow="none" style:text-underline-style="none" fo:font-weight="normal" officeooo:rsid="00d4d9e3" officeooo:paragraph-rsid="00d4d9e3" style:font-size-asian="8pt" style:font-style-asian="normal" style:font-weight-asian="normal" style:text-emphasize="none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2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style:font-size-asian="8pt" style:font-style-asian="normal" style:font-weight-asian="bold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0d2d101" style:font-size-asian="9pt" style:font-style-asian="normal" style:font-weight-asian="bold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P27" style:family="paragraph">
      <style:paragraph-properties fo:margin-top="0in" fo:margin-bottom="0in" fo:line-height="100%" fo:text-align="center" style:writing-mode="lr-tb"/>
      <style:text-properties fo:font-size="18pt"/>
    </style:style>
    <style:style style:name="P28" style:family="paragraph">
      <loext:graphic-properties draw:fill="solid" draw:fill-color="#ffffff"/>
      <style:paragraph-properties fo:margin-top="0in" fo:margin-bottom="0in" fo:line-height="100%" fo:text-align="center" style:writing-mode="lr-tb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yidaungsu1" fo:font-size="8pt" fo:letter-spacing="normal" fo:font-style="normal" style:text-underline-style="none" fo:font-weight="normal" style:font-size-asian="8pt" style:font-style-asian="normal" style:font-weight-asian="normal" style:font-name-complex="Pyidaungsu1" style:font-size-complex="8pt" style:language-complex="my" style:country-complex="MM" style:font-style-complex="normal" style:font-weight-complex="normal"/>
    </style:style>
    <style:style style:name="gr1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draw:fit-to-size="false" style:shrink-to-fit="false" fo:min-height="0.661in" fo:min-width="0.8854in" fo:padding-top="0in" fo:padding-bottom="0in" fo:padding-left="0in" fo:padding-right="0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customer_name" text:name="py3o.objects.patner_id.name"/>
        <text:user-field-decl office:value-type="string" office:string-value="customer_name" text:name="py3o.objects.partner_id.name"/>
        <text:user-field-decl office:value-type="string" office:string-value="street" text:name="py3o.objects.company_id.street"/>
        <text:user-field-decl office:value-type="string" office:string-value="street2" text:name="py3o.objects.company_id.street2"/>
        <text:user-field-decl office:value-type="string" office:string-value="city" text:name="py3o.objects.company_id.city"/>
        <text:user-field-decl office:value-type="string" office:string-value="state" text:name="py3o.objects.company_id.state_id.name"/>
        <text:user-field-decl office:value-type="string" office:string-value="country" text:name="py3o.objects.company_id.country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country" text:name="py3o.objects.partner_id.country_id.name"/>
        <text:user-field-decl office:value-type="string" office:string-value="company_registry" text:name="py3o.objects.company_id.company_registry"/>
        <text:user-field-decl office:value-type="string" office:string-value="date" text:name="py3o.objects.invoice_date"/>
        <text:user-field-decl office:value-type="string" office:string-value="invoice_name" text:name="py3o.objects.name"/>
        <text:user-field-decl office:value-type="string" office:string-value="Product_Name" text:name="py3o.line.product_id.product_tmpl_id.name"/>
        <text:user-field-decl office:value-type="string" office:string-value="Unit" text:name="py3o.line.product_uom_id.name"/>
        <text:user-field-decl office:value-type="string" office:string-value="price" text:name="py3o.line.unit_pric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pprd_number" text:name="py3o.objects.partner_id.pprd_number"/>
        <text:user-field-decl office:value-type="string" office:string-value="state" text:name="py3o.objects.partner_id.state_id.name"/>
        <text:user-field-decl office:value-type="string" office:string-value="name" text:name="py3o.o.name"/>
      </text:user-field-decls>
      <table:table table:name="Table1" table:style-name="Table1">
        <table:table-column table:style-name="Table1.A"/>
        <table:table-column table:style-name="Table1.B"/>
        <table:table-row table:style-name="TableLine944065002754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406500337424">
          <table:table-cell table:style-name="Table2.A1" office:value-type="string">
            <text:p text:style-name="P1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1">ဥပ‌ဒေ ပေးဆောင်ရမည့် အခွန်အကောက်များကို ပေးဆောင်ရန် တာဝန်ရှိသည်။</text:p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40650033931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406500345088">
          <table:table-cell table:style-name="Table4.A1" office:value-type="string">
            <text:p text:style-name="P11">လစာဝင်ငွေခွန်နုတ်ယူပေးသွင်းခြင်းဆိုင်ရာ အထောက်အထား လက်မှတ်</text:p>
            <text:p text:style-name="P12">[ဝင်ငွေခွန်ဥပဒေပုဒ်မ ၁၆၊ ပုဒ်မခွဲ (က) ညွှန်း]</text:p>
            <text:p text:style-name="P1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Line94406500349360">
          <table:table-cell table:style-name="Table5.A1" office:value-type="string">
            <text:p text:style-name="P9">လစာဝင်ငွေခွန်နုတ်ယူခြင်းခံရသူ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9">လစာဝင်ငွေခွန်နုတ်ယူခြင်းခံရသူ</text:p>
          </table:table-cell>
        </table:table-row>
        <table:table-row table:style-name="TableLine94406500380688">
          <table:table-cell table:style-name="Table5.A1" table:number-rows-spanned="2" office:value-type="string">
            <text:p text:style-name="P14"/>
            <text:p text:style-name="P7">ဝန်ထမ်းအမည်</text:p>
            <text:p text:style-name="P2"/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8">ကုမ္ပဏီ/ဌာန/အဖွဲ့အစည်းအမည်</text:p>
            <text:p text:style-name="P2"/>
          </table:table-cell>
          <table:table-cell table:style-name="Table5.A1" office:value-type="string">
            <text:p text:style-name="P14"/>
          </table:table-cell>
        </table:table-row>
        <table:table-row table:style-name="TableLine94406500381216">
          <table:covered-table-cell/>
          <table:table-cell table:style-name="Table5.A1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</table:table-row>
        <table:table-row table:style-name="TableLine94406500382576">
          <table:table-cell table:style-name="Table5.A1" office:value-type="string">
            <text:p text:style-name="P7">ရာထူး/တာဝန်</text:p>
            <text:p text:style-name="P2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7">အခွန်ထမ်းမှတ်ပုံတင်အမှတ် (TIN)</text:p>
            <text:p text:style-name="P2"/>
          </table:table-cell>
          <table:table-cell table:style-name="Table5.A1" office:value-type="string">
            <text:p text:style-name="P14"/>
          </table:table-cell>
        </table:table-row>
        <table:table-row table:style-name="Table5.5">
          <table:table-cell table:style-name="Table5.A1" office:value-type="string">
            <text:p text:style-name="P7">နိင်ငံသားစိစစ်ရေးကတ်ပြားအမှတ်</text:p>
            <text:p text:style-name="P2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7">လိပ်စာ</text:p>
            <text:p text:style-name="P2"/>
          </table:table-cell>
          <table:table-cell table:style-name="Table5.A1" office:value-type="string">
            <text:p text:style-name="P14"/>
          </table:table-cell>
        </table:table-row>
        <table:table-row table:style-name="TableLine94406500384848">
          <table:table-cell table:style-name="Table5.A1" office:value-type="string">
            <text:p text:style-name="P7">နေရပ်လိပ်စာ</text:p>
            <text:p text:style-name="P2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Line94406500385872">
          <table:table-cell table:style-name="Table5.A1" office:value-type="string">
            <text:p text:style-name="P7">ယခင်အခွန်ပေးသွင်းခဲ့သည့်ရုံး</text:p>
            <text:p text:style-name="P7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Line94406500386944">
          <table:table-cell table:style-name="Table5.A1" office:value-type="string">
            <text:p text:style-name="P7">ယခင်အခွန်ထမ်းမှတ်ပုံတင်အမှတ်</text:p>
            <text:p text:style-name="P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7">စည်းကြပ်မှုခံယူသည့်အခွန်ရုံး</text:p>
            <text:p text:style-name="P2"/>
          </table:table-cell>
          <table:table-cell table:style-name="Table5.A1" office:value-type="string">
            <text:p text:style-name="P14"/>
          </table:table-cell>
        </table:table-row>
      </table:table>
      <text:p text:style-name="P3"/>
      <text:p text:style-name="P3"/>
      <text:p text:style-name="P2"/>
      <table:table table:name="Table6" table:style-name="Table6">
        <table:table-column table:style-name="Table6.A" table:number-columns-repeated="5"/>
        <table:table-column table:style-name="Table6.F"/>
        <table:table-row table:style-name="TableLine94406500389344">
          <table:table-cell table:style-name="Table6.A1" office:value-type="string">
            <text:p text:style-name="P3">စဥ်</text:p>
            <text:p text:style-name="P2"/>
          </table:table-cell>
          <table:table-cell table:style-name="Table6.A1" office:value-type="string">
            <text:p text:style-name="P3">လအမည်</text:p>
          </table:table-cell>
          <table:table-cell table:style-name="Table6.A1" office:value-type="string">
            <text:p text:style-name="P3">ရရှိသည့် လစာဝင်ငွေ</text:p>
            <text:p text:style-name="P18"><text:s/>စုစုပေါင်း (ကျပ်) </text:p>
            <text:p text:style-name="P2"/>
          </table:table-cell>
          <table:table-cell table:style-name="Table6.A1" office:value-type="string">
            <text:p text:style-name="P3">ပေးဆောင်သည့် </text:p>
            <text:p text:style-name="P18">အခွန်(ကျပ်)</text:p>
            <text:p text:style-name="P2"/>
          </table:table-cell>
          <table:table-cell table:style-name="Table6.A1" office:value-type="string">
            <text:p text:style-name="P3">အခွန်ပေးသွင်းမှု</text:p>
            <text:p text:style-name="P18">အထောက်အထား</text:p>
            <text:p text:style-name="P18">အမှတ်</text:p>
            <text:p text:style-name="P2"/>
          </table:table-cell>
          <table:table-cell table:style-name="Table6.A1" office:value-type="string">
            <text:p text:style-name="P3">လက်မှတ်</text:p>
            <text:p text:style-name="P2"/>
          </table:table-cell>
        </table:table-row>
        <table:table-row table:style-name="TableLine94406500483712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6">ဧပြီ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84736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မေ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85904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ဇွန်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87280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ဇူလိုင်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88688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သြဂုတ်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89968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စက်တင်ဘာ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1296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အောက်တိုဘာ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2624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နိုဝင်ဘာ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3872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ဒီဇင်ဘာ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5200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ဇန်နဝါရီ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6528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ဖေဖော်ဝါရီ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7856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မတ်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Line94406500499184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6">စုစုပေါင်း</text:p>
            <text:p text:style-name="P2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06500501136">
          <table:table-cell table:style-name="Table7.A1" table:number-columns-spanned="2" office:value-type="string">
            <text:p text:style-name="P21">သက်သာခွင့်များ</text:p>
            <text:p text:style-name="Standard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21"/>
          </table:table-cell>
        </table:table-row>
        <table:table-row table:style-name="TableLine94406501321488">
          <table:table-cell table:style-name="Table7.A1" office:value-type="string">
            <text:p text:style-name="P26">(က)အခြေခံခွင့်ပြုငွေ (၂၀%)=</text:p>
            <text:p text:style-name="Standard"/>
          </table:table-cell>
          <table:table-cell table:style-name="Table7.A1" office:value-type="string">
            <text:p text:style-name="Table_20_Contents"><text:s/>------------------------------ </text:p>
          </table:table-cell>
          <table:table-cell table:style-name="Table7.A1" office:value-type="string">
            <text:p text:style-name="Table_20_Contents"/>
          </table:table-cell>
          <table:table-cell table:style-name="Table7.A1" table:number-rows-spanned="3" office:value-type="string">
            <text:p text:style-name="P19"><draw:custom-shape text:anchor-type="paragraph" draw:z-index="0" draw:name="Oval 1" draw:style-name="gr1" draw:text-style-name="P28" svg:width="1.2512in" svg:height="0.9335in" svg:x="1.261in" svg:y="0.0528in"><text:p text:style-name="P27"><text:span text:style-name="T3">နှုတ်ယူ</text:span></text:p><text:p text:style-name="P27"><text:span text:style-name="T3">ပေးသွင်းသူ </text:span><text:span text:style-name="T3">ရုံးတံဆိပ်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Line94406501322768">
          <table:table-cell table:style-name="Table7.A1" office:value-type="string">
            <text:p text:style-name="P25">(ခ) ခံစားခွင့်ရှိသည့် အတူနေမိဘ (</text:p>
            <text:p text:style-name="Standard"/>
          </table:table-cell>
          <table:table-cell table:style-name="Table7.A1" office:value-type="string">
            <text:p text:style-name="Table_20_Contents"><text:s/><text:span text:style-name="T2">) ဦး ရှိပါသည်။</text:span></text:p>
            <text:p text:style-name="Standard"/>
          </table:table-cell>
          <table:table-cell table:style-name="Table7.A1" office:value-type="string">
            <text:p text:style-name="Table_20_Contents"/>
          </table:table-cell>
          <table:covered-table-cell/>
        </table:table-row>
        <table:table-row table:style-name="TableLine94406501323792">
          <table:table-cell table:style-name="Table7.A1" office:value-type="string">
            <text:p text:style-name="P25">(ဂ) အိမ်ထောင်ဖက် </text:p>
            <text:p text:style-name="P5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covered-table-cell/>
        </table:table-row>
        <table:table-row table:style-name="TableLine94406501325216">
          <table:table-cell table:style-name="Table7.A1" office:value-type="string">
            <text:p text:style-name="P25">(ဃ) ခံစားခွင့်ရှိသည့် သား/သမီး (</text:p>
            <text:p text:style-name="P5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3"><text:span text:style-name="T2">လက်မှတ် <text:s text:c="3"/></text:span>-------------------------------------------------</text:p>
          </table:table-cell>
        </table:table-row>
        <table:table-row table:style-name="TableLine94406501326288">
          <table:table-cell table:style-name="Table7.A1" office:value-type="string">
            <text:p text:style-name="P25">(င) ဝန်ထမ်းနှင့် အိမ်ထောင်ဖက်အတွက် အသက်အာမခံပရီမီယံ </text:p>
            <text:p text:style-name="P5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3"><text:span text:style-name="T2">အမည် <text:s text:c="6"/></text:span>-------------------------------------------------</text:p>
          </table:table-cell>
        </table:table-row>
        <table:table-row table:style-name="TableLine94406501327312">
          <table:table-cell table:style-name="Table7.A1" office:value-type="string">
            <text:p text:style-name="P25">(စ) လူမှုဖူလုံရေး ရန်ပုံငွေသို့ ပေးသွင်းရန် နုတ်ယူခြင်းခံရသည့် ငွေ</text:p>
            <text:p text:style-name="P5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5"><text:span text:style-name="T2">တာဝန် <text:s text:c="7"/></text:span>--------------------------------------------------</text:p>
          </table:table-cell>
        </table:table-row>
        <table:table-row table:style-name="TableLine94406501328384">
          <table:table-cell table:style-name="Table7.A1" table:number-columns-spanned="2" office:value-type="string">
            <text:p text:style-name="P5"/>
            <text:p text:style-name="P22">နုတ်ယူခြင်းခံရသူ၏လက်မှတ်</text:p>
            <text:p text:style-name="Standard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<text:span text:style-name="T1">နိုင်ငံသားစိစစ်ရေးကတ်ပြားအမှတ် <text:s/></text:span>-------------------------</text:p>
            <text:p text:style-name="P5"/>
            <text:p text:style-name="P5"><text:s text:c="51"/>-------------------------</text:p>
            <text:p text:style-name="P5"/>
          </table:table-cell>
        </table:table-row>
        <table:table-row table:style-name="TableLine94406501329296"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<text:span text:style-name="T1">လက်မှတ် ထုတ်ပေးသည့်‌နေ့ <text:s text:c="8"/></text:span>-------------------------</text:p>
            <text:p text:style-name="P5"/>
          </table:table-cell>
        </table:table-row>
        <table:table-row table:style-name="TableLine94406501330176">
          <table:table-cell table:style-name="Table7.A1" table:number-columns-spanned="2" office:value-type="string">
            <text:p text:style-name="P23">သတိပေးချက်</text:p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24">ရှင်းလင်းချက်</text:p>
          </table:table-cell>
        </table:table-row>
        <table:table-row table:style-name="TableLine94406501331136">
          <table:table-cell table:style-name="Table7.A1" table:number-columns-spanned="2" office:value-type="string">
            <text:p text:style-name="P1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Standard"/>
          </table:table-cell>
        </table:table-row>
        <table:table-row table:style-name="TableLine94406501332096">
          <table:table-cell table:style-name="Table7.A1" table:number-columns-spanned="2" office:value-type="string">
            <text:p text:style-name="P1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1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Standard"/>
          </table:table-cell>
        </table:table-row>
        <table:table-row table:style-name="TableLine94406501333056">
          <table:table-cell table:style-name="Table7.A1" table:number-columns-spanned="2" office:value-type="string">
            <text:p text:style-name="P1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Standard"/>
          </table:table-cell>
        </table:table-row>
        <table:table-row table:style-name="TableLine94406501334016">
          <table:table-cell table:style-name="Table7.A1" table:number-columns-spanned="2" office:value-type="string">
            <text:p text:style-name="P1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Standard"/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94406501335600">
          <table:table-cell table:style-name="Table8.A1" office:value-type="string">
            <text:p text:style-name="P2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yidaungsu1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1:26:05.514000000</meta:creation-date>
    <meta:generator>LibreOffice/6.4.7.2$Linux_X86_64 LibreOffice_project/40$Build-2</meta:generator>
    <dc:date>2022-10-25T14:13:47.037886190</dc:date>
    <meta:editing-duration>PT9H10M9S</meta:editing-duration>
    <meta:editing-cycles>167</meta:editing-cycles>
    <meta:document-statistic meta:table-count="8" meta:image-count="0" meta:object-count="0" meta:page-count="2" meta:paragraph-count="70" meta:word-count="240" meta:character-count="2175" meta:non-whitespace-character-count="1917"/>
  </office:meta>
</office:document-meta>
</file>